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ater closet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ro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bathroom with one wall made of marmor-like tiles, the other made of wood, that contain a walk-in shower, a white sink below a mirror and 5 towels.</text:p>
          </table:table-cell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A children bedroom with a single bed, a white drawer with a large mirror, 2 paintings and a fake white rabbit.</text:p>
          </table:table-cell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 bed room containing 2 single beds with the curtains shut and a bedside table in-between</text:p>
          </table:table-cell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 basement with a chair, 2 stools and table football in the background below the hopper window.</text:p>
          </table:table-cell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A kitchen with a long central drawer that encompass the <text:s/>stove, white floor tiles, and remarkable decoration such as the fake cat and the gingerbread man.</text:p>
          </table:table-cell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An empty white room with the ceiling light switched on.</text:p>
          </table:table-cell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A large kitchen with 2 windows, equipped with a side-by-side fridge, white drawers and pantries and kitchen worktops made of marmor.</text:p>
          </table:table-cell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2 bunk beds in an attic with walls painted in yellow.</text:p>
          </table:table-cell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 office:value-type="string" calcext:value-type="string">
            <text:p>A traditional living room with a sofa, 2 chairs a large carpet, a chimney, 5 paintings and a window.</text:p>
          </table:table-cell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There are 2 washbasins incorporated in a drawer below a large mirror and next to a bath tube that is itself located under a window.</text:p>
          </table:table-cell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A dining table with 4 chairs with 3 windows in the background and a part of a kitchen on the right side.</text:p>
          </table:table-cell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A large bed with velvet sheets between 2 bedside tables.</text:p>
          </table:table-cell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 office:value-type="string" calcext:value-type="string">
            <text:p>There is a dining table made of glass sitting on a carpet and 4 landscape paintings on the background walls.</text:p>
          </table:table-cell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A room with wooden floor containing a billiard table and giving access to a kitchen.</text:p>
          </table:table-cell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A dining room with a table made of solid wood with 6 chairs, 3 plants and a nice view on the exterior landscape through the 3 windows in the background.</text:p>
          </table:table-cell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A modern living room a white couch, 3 gray side tables and the lights switched on because the curtains are shut.</text:p>
          </table:table-cell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A bed with black and white sheet, a white bedside table and a painting of a black and white dog.</text:p>
          </table:table-cell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A white baby crib with a mobile installed and pink sofa on the right.</text:p>
          </table:table-cell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A dining table with 4 chairs in a room with a bow window which curtains are shut.</text:p>
          </table:table-cell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A bedroom with 2 single beds with same sheets and a window in the background.</text:p>
          </table:table-cell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A hallway in house with a staircaise on the left, a sink integrated in a cabinet on the right and walls and ceiling painted in white.</text:p>
          </table:table-cell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 attic with a television and a video recorder in a a cabinet on the left and cabinet integrated in the walls on the right.</text:p>
          </table:table-cell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A living room containing a leather sofa and a side table with a glass plate, combined with an American kitchen in the background.</text:p>
          </table:table-cell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2 white sinks fixed on a wall below a mirror.</text:p>
          </table:table-cell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 office:value-type="string" calcext:value-type="string">
            <text:p>A bunk bed with a washbasin to its left.</text:p>
          </table:table-cell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 white sofas and a trunk used as a side table in the middle of a living room and an American kitchen with white furniture in the background.</text:p>
          </table:table-cell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bathroom with a washbasin under a mirror, a toilet on its right and a walk-in shower with drawn curtains on the right.</text:p>
          </table:table-cell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A children bedroom with a single bed on the left with a printed sheet, a window with blue curtains in the background with a painting to its left.</text:p>
          </table:table-cell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 office:value-type="string" calcext:value-type="string">
            <text:p>A picture of a garage with many tools on the rack in the background and a man laying on the floor asleep.</text:p>
          </table:table-cell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 office:value-type="string" calcext:value-type="string">
            <text:p>A children bedroom with a TV broadcasting a cartoon program in the background, several plastic toys on its left and 6 frames with pictures on the wall.</text:p>
          </table:table-cell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A bathroom with a toilet, a washbasin on the right, a bathtube with a curtain in the background and white walls.</text:p>
          </table:table-cell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A clean children bedroom with 2 single beds, and lots of toys such as an helicopter, a teddybear, puppets, a telefon.</text:p>
          </table:table-cell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A modern living room with parquett floor, white walls, and dining table with 4 chairs on the right and a corner couch on the left.</text:p>
          </table:table-cell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A dining table with 8 chairs in a green room with a window in the background, a huge painting on its right and a long case clock on its left.</text:p>
          </table:table-cell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 office:value-type="string" calcext:value-type="string">
            <text:p>A lkitchen with walls made of red bricks, black furniture such as cup boards, drawers, a fridge and a parket floor.</text:p>
          </table:table-cell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 office:value-type="string" calcext:value-type="string">
            <text:p>A bathroom with a white washbasin and a mirror reflecting a shower curtain.</text:p>
          </table:table-cell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A bedroom with a <text:s/>large canopy bed and a window giving access to a balcony with a view on sea side.</text:p>
          </table:table-cell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A living room with an American kitchen furnished with a dining table with four chairs, a mirror, a painting and 3 hanging lamps.</text:p>
          </table:table-cell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A dining room with a wooden table, 2 green chairs and 2 wooden chairs in the middle and a wooden cabinet and a large window in the background.</text:p>
          </table:table-cell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 office:value-type="string" calcext:value-type="string">
            <text:p>A shower floor with turqoise tiles, a brown seat attached to the wall and a white toilet on the right.</text:p>
          </table:table-cell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In the middle of the room, there is a bed with white sheets, on the wall to the right is a lamp and a plant on the left.</text:p>
          </table:table-cell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 office:value-type="string" calcext:value-type="string">
            <text:p>There is a food shelf with many different packages, baskets and bottles in the center.</text:p>
          </table:table-cell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A bathroom with grey floor tiles, brown ornamented wallpaper with a bathtub and a toilet in the middle.</text:p>
          </table:table-cell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 wooden bed with white sheets in the middle and a bright window on the right.</text:p>
          </table:table-cell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 office:value-type="string" calcext:value-type="string">
            <text:p>A festive dinner table with a plant and curtains in the background and a framed picture on the left.</text:p>
          </table:table-cell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A living room with blue and white arm chairs around a glass table with books on it.</text:p>
          </table:table-cell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There is a man sitting on a yellow bed watching a grey tv in room with wooden furniture.</text:p>
          </table:table-cell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A bed with blue sheets in a room with blue walls and a window in the background.</text:p>
          </table:table-cell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A kitchen with light brown cabinets, a stove and a microwave and a door in the background and a green table with green chairs in the front.</text:p>
          </table:table-cell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 office:value-type="string" calcext:value-type="string">
            <text:p>2 men playing pool in a room with a red floor and images on the walls.</text:p>
          </table:table-cell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On the left there is a bed with ornamented sheets and white pillows while on the right there is a puppet sitting on a white chair.</text:p>
          </table:table-cell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 bed room with black furniture, a brown floor and framed pictures in the back.</text:p>
          </table:table-cell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 office:value-type="string" calcext:value-type="string">
            <text:p>A kitchen with a brown bar with 3 stools and white cabinet on a yellow wall.</text:p>
          </table:table-cell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 office:value-type="string" calcext:value-type="string">
            <text:p>A window shining bright light into a white kitchen with a stove on the right.</text:p>
          </table:table-cell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A bed room with playful ornamented blue and red wallpaper and curtains and a blue cabinet and a horse toy in the background.</text:p>
          </table:table-cell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 white wash basin under a mirror with towels on the left and on the right.</text:p>
          </table:table-cell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 office:value-type="string" calcext:value-type="string">
            <text:p>There is a brown dining table with brown chairs on a patterned carpet in the center, a green plant and a window on the left and a cabinet and paintings on the right.</text:p>
          </table:table-cell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A wooden armchair with yellow pillows in the front and a black door a table and a sofa with yellow pillows in the back.</text:p>
          </table:table-cell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A kitchen with wooden cabinets and a window in the back and a stove to the right</text:p>
          </table:table-cell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In front of a window to the garden there is a plant on the left and a big chandelier on the right hanging over a dinner table.</text:p>
          </table:table-cell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 office:value-type="string" calcext:value-type="string">
            <text:p>There is a lounge with green and red sofas and a brown table on a green carpet.</text:p>
          </table:table-cell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Sourrounded by bright windows, there is a dinner table with a bench with grey pillow in the middle and two grey lamps hanging from the ceiling.</text:p>
          </table:table-cell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A bathroom with a black and white bath tub, a green rug on the floor and red towels hanging on the right.</text:p>
          </table:table-cell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On a small table there are 7 bottles displayed in front of 3 black barrels.</text:p>
          </table:table-cell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Behind a pool table in the center, there is a black door to the left and a large mirror on the right.</text:p>
          </table:table-cell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2 wash basins <text:s/>on wooden cabinets and two mirrors above.</text:p>
          </table:table-cell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 office:value-type="string" calcext:value-type="string">
            <text:p>A square shower cabinet made of light brown tiles with 3 shower heads emitting water</text:p>
          </table:table-cell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 office:value-type="string" calcext:value-type="string">
            <text:p>In this living room there are two grey sofas, a black TV on the left and a ventilator on the ceiling.</text:p>
          </table:table-cell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This bath room has a white bath tub on the left behind a glass front and there is a mirror on a table in the back.</text:p>
          </table:table-cell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 office:value-type="string" calcext:value-type="string">
            <text:p>A kitchen counter made of black tiles in front of a stove, a refrigerator and wooden cabinets.</text:p>
          </table:table-cell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 hotel room with two beds on the left, a lamp between the beds and a chair to the right and framed pictures on the wall.</text:p>
          </table:table-cell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There is a sofa on the left with white pillow, a shelf and a table with a lamp on it in the back.</text:p>
          </table:table-cell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There is a wooden bed with white and red sheets and a lamp on the left</text:p>
          </table:table-cell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 office:value-type="string" calcext:value-type="string">
            <text:p>There are 2 sofas with floral and checkered patterns around a small wooden table and a wooden dining table with 2 chairs to the right.</text:p>
          </table:table-cell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 office:value-type="string" calcext:value-type="string">
            <text:p>In this room there are two black childrens beds with white sheets next to each other.</text:p>
          </table:table-cell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There is an empty white shelf and a metal bin in the center in front of a white wall. </text:p>
          </table:table-cell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 office:value-type="string" calcext:value-type="string">
            <text:p>A wooden desk with metal feet with a white computer on the right and a blue and grey chair in the middle.</text:p>
          </table:table-cell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 bed with white and green blankets and a yellow sofa right of it.</text:p>
          </table:table-cell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In front of two bright windows there is a small white bed.</text:p>
          </table:table-cell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There are 3 round rugs on the black floor, two white doors in the back an a bath tub with white cabinets on the right.</text:p>
          </table:table-cell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 office:value-type="string" calcext:value-type="string">
            <text:p>A white fireplace on the left and a dark sofa with a white table on the right.</text:p>
          </table:table-cell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 bed with light blue sheets and a chair to the right and 3 large windows in the background looking at bushes, a palm tree and a picknick bench.</text:p>
          </table:table-cell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A grey toilet on the left, a gray wash basin on the right and a green plant and a lamp in the background.</text:p>
          </table:table-cell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 office:value-type="string" calcext:value-type="string">
            <text:p>3 beige sofas around a glass table with two framed pictures on the walls.</text:p>
          </table:table-cell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A grey sofa with a small table in the front and two chairs and a lamp in the back.</text:p>
          </table:table-cell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A black chair and a green chair on a desk with two computer monitors on it in front of a green wall.</text:p>
          </table:table-cell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A large round wooden table in the middle with a silver bowl on it and many chairs around.</text:p>
          </table:table-cell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 office:value-type="string" calcext:value-type="string">
            <text:p>This hotel lobby has a gray carpet and a white staircaise and some dark furniture in the back.</text:p>
          </table:table-cell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This room has a large dark sofa to the right, a red chair to the left and a windows in the back.</text:p>
          </table:table-cell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 office:value-type="string" calcext:value-type="string">
            <text:p>There is a staircase on the left, a mini bar with bottles in the back and a red leather sofa on the right.</text:p>
          </table:table-cell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A large red bed with two red lamps with a framed picture on brown walls in the background.</text:p>
          </table:table-cell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 office:value-type="string" calcext:value-type="string">
            <text:p>In front of black cabinets and a light green wall, there are some black chairs and a black table in the center.</text:p>
          </table:table-cell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 office:value-type="string" calcext:value-type="string">
            <text:p>A white toilet and a white sink in front of a white wall and a brick wall.</text:p>
          </table:table-cell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A kitchen counter with light grey cabinets, a microwave with a basket on top and a black stove to the right of it.</text:p>
          </table:table-cell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2 beds with patterned sheets in front of a yellow wall with 3 pictures.</text:p>
          </table:table-cell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A large white door and two arm chairs on the right and a wooden small table and some lamps on the left.</text:p>
          </table:table-cell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 office:value-type="string" calcext:value-type="string">
            <text:p>4 chairs around a black kitchen counter in the front and a stove and a sink and more chairs in the back</text:p>
          </table:table-cell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There are two black chairs and a brown shelf in the middle and a black and white picture on the white wall.</text:p>
          </table:table-cell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 the center there is a bed with grey sheets with two lamps left and right and two framed pictures on the wall.</text:p>
          </table:table-cell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On the right there is a white toilet with a wooden cabinet above and a white sink, while on the left there is a mirror, red flowers on a wash basin.</text:p>
          </table:table-cell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 office:value-type="string" calcext:value-type="string">
            <text:p>A white window, wooden kitchen cabinets, a stove and a refrigerator.</text:p>
          </table:table-cell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 office:value-type="string" calcext:value-type="string">
            <text:p>Wooden shelves with many boxes and bottles on them.</text:p>
          </table:table-cell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 living room with black leather sofas around a small wooden table and a silver tv in the background.</text:p>
          </table:table-cell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2 wash basins in a grey counter with a small green cabinet on the left and a mirror above.</text:p>
          </table:table-cell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A kitchen with light wooden cabinets, a grey floor and a silver oven and dishwasher.</text:p>
          </table:table-cell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A white toilet with a wooden cabinet above and a wash basin to the right.</text:p>
          </table:table-cell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 office:value-type="string" calcext:value-type="string">
            <text:p>2 brown beds with a lamp in the middle and 2 framed pictures on the white wall.</text:p>
          </table:table-cell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 office:value-type="string" calcext:value-type="string">
            <text:p>A bed with green sheets with pink flowers on it and a lamp with white lamp shade and a white window in the background.</text:p>
          </table:table-cell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On the right there is a man playing on a pool table, on the left 2 people sit in brown chairs and in the back 2 people play on a ping pong table.</text:p>
          </table:table-cell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A white sofa and a colourful painting on the left and black tables, a tv and a white lamp to the right of it.</text:p>
          </table:table-cell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3 wooden chairs around a table with a green table cloth, a lamp on the ceiling and windows in the background.</text:p>
          </table:table-cell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 office:value-type="string" calcext:value-type="string">
            <text:p>A green and brown pool table on stone tiles with 2 ventilators on the ceiling and green plants in the back.</text:p>
          </table:table-cell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A brown bed in front of a white wall with a black and a blue picture on it.</text:p>
          </table:table-cell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 office:value-type="string" calcext:value-type="string">
            <text:p>Many brown wooden kitchen cabinets in the back and a black oven.</text:p>
          </table:table-cell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 office:value-type="string" calcext:value-type="string">
            <text:p>Many small green houses and large trees in the back.</text:p>
          </table:table-cell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 office:value-type="string" calcext:value-type="string">
            <text:p>On a white and red carpet, there is a blue sofa with a small wooden table and there is a fireplace on the right.</text:p>
          </table:table-cell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4 chairs around a wooden table with a lamp hanging from the ceiling and a window in the back.</text:p>
          </table:table-cell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 office:value-type="string" calcext:value-type="string">
            <text:p>A childrens room with a blue bed on the left, a red bed on the right, a blue chair and a wooden cabinet in the middle and a black picture on the wall.</text:p>
          </table:table-cell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 white sink on the left and 2 windows in the background.</text:p>
          </table:table-cell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In the middle, there is a bed with white sheets and 2 green pictures on a grey wall and there is a ventilator on the ceiling.</text:p>
          </table:table-cell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5 wooden chairs around a wooden table, a white cabinet on the right with many small framed pictures above and a window showing green plants in the background.</text:p>
          </table:table-cell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 office:value-type="string" calcext:value-type="string">
            <text:p>A black tv and a grey mirror with 2 lamps in front of a grey wall.</text:p>
          </table:table-cell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A colourful childrens bed in front of a yellow wall and a white window to the left.</text:p>
          </table:table-cell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 white toilet on the right and a small wooden cabinet and a hanging brown towel in the back.</text:p>
          </table:table-cell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A wash salon with many silver washing machines in the background and white washing machines to the left.</text:p>
          </table:table-cell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To the left there are many red chairs around a yellow table, to the right a brown pool table and in the back 5 blue and green arm chairs around a large tv.</text:p>
          </table:table-cell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 office:value-type="string" calcext:value-type="string">
            <text:p>A white kitchen cabinet and a white refrigerator on the left and a white window on the right.</text:p>
          </table:table-cell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A small white table with a black lamp on it, a dotted arm chair and a basket full of toys in front of a light blue wall with framed pictures on it.</text:p>
          </table:table-cell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There is a kitchen with brown and white cabinets with a silver sink and silver stove.</text:p>
          </table:table-cell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There is a white bath tub below a window on the right and a door leading to a white toilet and a black wall to the left.</text:p>
          </table:table-cell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This is a bathroom with small white tiles all over, a white window in the background and toilets on the left.</text:p>
          </table:table-cell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A large yellow bed, a chair and a wooden cabinet with a yellow wall and a white window in the back.</text:p>
          </table:table-cell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A large dining table with candles and flowers on it and many beige chairs around it and a large chandelier on the ceiling.</text:p>
          </table:table-cell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A small kitchen with white cabinets, a sink and a stove on the left and a green chair and a white shelf on the right.</text:p>
          </table:table-cell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A brown sofa and a black and white table on a grey rug with lamps on the ceiling and windows in the background.</text:p>
          </table:table-cell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 office:value-type="string" calcext:value-type="string">
            <text:p>Around a brown dining table there are 7 white and brown chairs, a framed picture on the wall on the left and a red chandelier on the ceiling.</text:p>
          </table:table-cell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There is a small bed with red checkered sheets on the left, a white door in the back and a turquoise wardrobe on the right.</text:p>
          </table:table-cell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 office:value-type="string" calcext:value-type="string">
            <text:p>A garage with wooden walls, a black motor scooter in the middle and a metal shelf in the background.</text:p>
          </table:table-cell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A white wash basin in a wooden cabinet on the right and a bath tub with grey tiles and a window above it on the right.</text:p>
          </table:table-cell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 office:value-type="string" calcext:value-type="string">
            <text:p>There is a green velvet sofa with green and red pillow and a dark wooden table in this living room and in the back there is a kitchen.</text:p>
          </table:table-cell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A dining table with a brown table cloth, flowers and dishes on it sourrounded by 3 black chairs and there is a chandelier on the ceiling.</text:p>
          </table:table-cell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A table with a green table cloth and a bowl full of red and green apples in the front and a large white kitchen with a refrigerator and an oven in the back.</text:p>
          </table:table-cell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 office:value-type="string" calcext:value-type="string">
            <text:p>A purple blanket on top of a wooden bed with a wooden cabinet with 3 drawers.</text:p>
          </table:table-cell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 office:value-type="string" calcext:value-type="string">
            <text:p>A bedroom with a bed on the right with blue and white blankets, a white lamp next to it and a fireplace with a tv on the right.</text:p>
          </table:table-cell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An office room with 2 black office chairs on a checkered carpet, two black desks with a printer and a framed picture in the back.</text:p>
          </table:table-cell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n empty attic with wooden flooboards, white ceiling and a small window.</text:p>
          </table:table-cell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here are 2 brown arm chairs and a small table in front of a lit fireplace with a painting on top.</text:p>
          </table:table-cell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A kitchen with wooden cabinets and a red floor with a black oven with red pots on top and a white dishwasher in the back.</text:p>
          </table:table-cell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 small kitchen with wooden walls and wooden cabinets, a white oven and a bed in the front.</text:p>
          </table:table-cell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 office:value-type="string" calcext:value-type="string">
            <text:p>A grey kitchen counter with bread, flowers and a silver sink on it and wooden cabinets and a silver refrigerator in the background.</text:p>
          </table:table-cell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Two white sofas and a dark showcase with many small object in it and many more objects on the wall.</text:p>
          </table:table-cell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 office:value-type="string" calcext:value-type="string">
            <text:p>3 chairs around a wooden table and a white cabinet with glass windows in the back.</text:p>
          </table:table-cell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Many white and silver washing machines in the back and two white tables with wooden chairs in the center.</text:p>
          </table:table-cell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 office:value-type="string" calcext:value-type="string">
            <text:p>White chairs and a wooden table with dishes and flowers on it.</text:p>
          </table:table-cell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A bathroom with grey-tiled shower in a glass cabinet and a bathtub, with 2 wash basins on the right in a wooden cabinet.</text:p>
          </table:table-cell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 office:value-type="string" calcext:value-type="string">
            <text:p>A white door frame leading to a room with 2 dogs in cages and on the right there is a brown table with a white bag on top.</text:p>
          </table:table-cell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 office:value-type="string" calcext:value-type="string">
            <text:p>A brown table with many wooden chairs with red upholstery, a chandelier in the ceiling and a table with a large mirror on top in the background</text:p>
          </table:table-cell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A large kitchen with many dark wooden cabinets and a silver refrigerator and ovens and windows in the background.</text:p>
          </table:table-cell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 office:value-type="string" calcext:value-type="string">
            <text:p>A spacy and bright living room with a red and white sofa and 2 red arm chairs around a dark table with windows and white cabinets in the background and a ventilator on the ceiling.</text:p>
          </table:table-cell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n the left there are wooden cabinets and a wash basin, in the back there is a bath tub under a window and there is a large window on the right of the room.</text:p>
          </table:table-cell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 office:value-type="string" calcext:value-type="string">
            <text:p>A large metal bed with messy sheets and a book on top and a lit lamp on a small table next to it.</text:p>
          </table:table-cell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A wood cabin with a fireplace and windows in the back, a blue sofa on the right and a wooden chair on the left.</text:p>
          </table:table-cell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6 wooden chairs with patterned upholstery around a wooden table with a lamp and a green curtain in the background.</text:p>
          </table:table-cell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is is a bathroom with a sink and a mirror on a small black and white cabinet with a large flower patterned object on the left of it.</text:p>
          </table:table-cell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 office:value-type="string" calcext:value-type="string">
            <text:p>There is a black table with flowers in it, a black chair on the right, a black bench with white pillow in the background under a window and a ventilator with light on the ceiling.</text:p>
          </table:table-cell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 office:value-type="string" calcext:value-type="string">
            <text:p>A basement game room with a table soccer table on the left, a pool table in the center and a red game table on the right.</text:p>
          </table:table-cell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A living room with a blue sofa in the back with white lamps in each side, two arm chairs right and left and a floral pattern wallpaper in the background.</text:p>
          </table:table-cell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 bathroom with blue walls, a small wash basin on a wooden cabinet with drawers and a mirror above.</text:p>
          </table:table-cell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 office:value-type="string" calcext:value-type="string">
            <text:p>A living room with a lot of furniture, a fireplace in the corner, two carpets, two lamps, and a large window to the right.</text:p>
          </table:table-cell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A hotel bedroom with a made bed for two with a wardrobe and a bedside table with a lamp to the left.</text:p>
          </table:table-cell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 kitchen with wooden elements, a large fridge, a stove, a sink, and a kitchen island on top of which is a gas stove.</text:p>
          </table:table-cell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 office:value-type="string" calcext:value-type="string">
            <text:p>An unorganized dorm room with trousers hanging on top of a chair, sneakers on the floor and a desk filled with various things.</text:p>
          </table:table-cell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 office:value-type="string" calcext:value-type="string">
            <text:p>A staircase painted blue in between the steps, next to which is a door.</text:p>
          </table:table-cell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A living room with a couch with a few coushions on it and a tree behind it.</text:p>
          </table:table-cell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A dining room with four chairs with a shelf displaying kitchenware at the back an a window to the left.</text:p>
          </table:table-cell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 office:value-type="string" calcext:value-type="string">
            <text:p>A living room with blue sofas connected to the kitchen with wooden kitchen counter elements.</text:p>
          </table:table-cell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 office:value-type="string" calcext:value-type="string">
            <text:p>A living room with a flat screen tv, a zebra carpet in front of it, a black leather sofa, and two red pieces of furniture.</text:p>
          </table:table-cell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A bedroom with a bed, a television in front of it and a window.</text:p>
          </table:table-cell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 office:value-type="string" calcext:value-type="string">
            <text:p>A pantry filled with boxes, urns and other items.</text:p>
          </table:table-cell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A bathroom with brown tiles and a bath tub.</text:p>
          </table:table-cell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 office:value-type="string" calcext:value-type="string">
            <text:p>A hotel room with two beds and two desks with a large balcony overseeing a beach with palms.</text:p>
          </table:table-cell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A dining room with a table for six, a big artificial plant in the corner and two large windows overseeing skyscrapers.</text:p>
          </table:table-cell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 office:value-type="string" calcext:value-type="string">
            <text:p>A room with a pool table and several chairs placed in front of home cinema.</text:p>
          </table:table-cell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A hotel room with a bed that has deep red ornamented sheeds on it, next to which is a bedside table with a lamp and a clock.</text:p>
          </table:table-cell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A small hotel room with a bed and a sideboard on top of which is a television,a cell phone, a glass with a drink and other small items.</text:p>
          </table:table-cell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A living room with red wall, two white couches atop of which are two paintings, a wooden table and a large balcony with trees in the background.</text:p>
          </table:table-cell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 bathroom with turqoise tiles with a sink, an empty shelf and a towel with illustrations of bees on it.</text:p>
          </table:table-cell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 office:value-type="string" calcext:value-type="string">
            <text:p>A poorly lit living room with two couches, a fireplace and a TV in the corner.</text:p>
          </table:table-cell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 office:value-type="string" calcext:value-type="string">
            <text:p>A living room with three wooden shelves filled books.</text:p>
          </table:table-cell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A kitchen with wooden countertops with two bottles of coca cola on the countertop.</text:p>
          </table:table-cell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 office:value-type="string" calcext:value-type="string">
            <text:p>A tall wooden spiral staircase.</text:p>
          </table:table-cell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 modern-looking bedroom with a metal bed frame, white glossy furniture, a painting above the bad and a macbook laptop in front of the bed.</text:p>
          </table:table-cell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A bathroom with a bathtub with a shower curtain, a toilet, a sink and a small round window above it.</text:p>
          </table:table-cell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 office:value-type="string" calcext:value-type="string">
            <text:p>A pantry filled with jars, kitchen towels, bottles and baskets.</text:p>
          </table:table-cell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A bathroom with a bathtub, a toilet and a basked filled with magazines next to the toilet.</text:p>
          </table:table-cell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n empty attic with a few lightbulbs on top.</text:p>
          </table:table-cell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A living room with a large white carpet, reddish floors and three painings on the wall.</text:p>
          </table:table-cell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 bedroom with custom wall to wall furniture and a bed with a lamp on both sides of it.</text:p>
          </table:table-cell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 office:value-type="string" calcext:value-type="string">
            <text:p>A living room with a couch, table, and an old school fireplace in the corner.</text:p>
          </table:table-cell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 office:value-type="string" calcext:value-type="string">
            <text:p>A room with a table for playing pool, a carpet and a ratan couch with red cushonsin the back.</text:p>
          </table:table-cell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 office:value-type="string" calcext:value-type="string">
            <text:p>A poorly lit bedroom with a bed, a bedside table and a lamp on top of it.</text:p>
          </table:table-cell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 living room with two connected single beds with a breakfast tray and a magazine on top of one bad and with a lamp a bedside table on the side of each bed.</text:p>
          </table:table-cell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 bathroom with small brown tiles consisting of a bathtub, a sink and a mirror above the sink.</text:p>
          </table:table-cell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 office:value-type="string" calcext:value-type="string">
            <text:p>A bathroom with a bath tub, a shower cubicle,a toilet and a small window.</text:p>
          </table:table-cell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 living room with two coutches, a table and a fire place on top of which is a painting.</text:p>
          </table:table-cell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 bedroom with a bed with pineapple drawings on the sheet, along with a sofa and a TV placed next within a nook with a large window depicting nature.</text:p>
          </table:table-cell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A dining room with a wooden table, a vase with sunflowers on it, and a cottage garden in the back.</text:p>
          </table:table-cell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 office:value-type="string" calcext:value-type="string">
            <text:p>A kitchen with blue walls showing a fridge from sideways across from which is a kitchen counter top.</text:p>
          </table:table-cell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A bathroom with a shower cubicle, a sink, a bathrobe hanging on the wall and orchids laying in the corner.</text:p>
          </table:table-cell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A bedroom with a large with a painting above it and a lamp to its right.</text:p>
          </table:table-cell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 office:value-type="string" calcext:value-type="string">
            <text:p>A kitchen with two stoves, two bar chairs and a shelf displaying brass kitchenware.</text:p>
          </table:table-cell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 office:value-type="string" calcext:value-type="string">
            <text:p>A desk with a computer monitor, a keyboard, a mouse and a photograph showing three people.</text:p>
          </table:table-cell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A poorly lit living room with a few plants and a dog.</text:p>
          </table:table-cell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A large kitchen with a round green table with four chairs.</text:p>
          </table:table-cell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 office:value-type="string" calcext:value-type="string">
            <text:p>A bathroom with a sink, large mirror and a toilet on top of which is a vase with flowers.</text:p>
          </table:table-cell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 office:value-type="string" calcext:value-type="string">
            <text:p>A kitchen with a stove and marble top overviewing a living room with plants.</text:p>
          </table:table-cell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A dining room with a table set for four with a vase on it and a painting in the background.</text:p>
          </table:table-cell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 office:value-type="string" calcext:value-type="string">
            <text:p>A parlor with a big wooden structure, walls covered in wallpaper with white and golden ornaments and many chairs against the wall.</text:p>
          </table:table-cell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A wooden bed with an oval painting above it and a coffe table with two chairs anv a vase on flowers to the bed's right side.</text:p>
          </table:table-cell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An organized clothes with clothes and shoes of vaying colors.</text:p>
          </table:table-cell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An empty kitchen with wooden kitchen elements, red walls and a table with two chairs.</text:p>
          </table:table-cell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 office:value-type="string" calcext:value-type="string">
            <text:p>A room with a table football, a small television, two chairs and a sofa.</text:p>
          </table:table-cell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 office:value-type="string" calcext:value-type="string">
            <text:p>A room with a single bed with an australian flag and a shelf filled with photographs.</text:p>
          </table:table-cell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 office:value-type="string" calcext:value-type="string">
            <text:p>A game room with table fotball and a red leather chair to the left of the football table.</text:p>
          </table:table-cell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 office:value-type="string" calcext:value-type="string">
            <text:p>A living room with a large firepit and two white sofas.</text:p>
          </table:table-cell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 office:value-type="string" calcext:value-type="string">
            <text:p>A wooden desk with a candle holder and a plant on top of it, with a mirror hanging above it and a chair in front of it.</text:p>
          </table:table-cell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 office:value-type="string" calcext:value-type="string">
            <text:p>A rustic looking living room with a fireplace, a large chandelier and an uncomfortable looking furniture.</text:p>
          </table:table-cell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 office:value-type="string" calcext:value-type="string">
            <text:p>A kitchen with red walls and a grey looking table set in the middle of the room.</text:p>
          </table:table-cell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An empty kitchen with wooden elements, a large fridge, a big sink, a stove and purple walls all around.</text:p>
          </table:table-cell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A bathroom with a bathtub, a sink and a toilet and a flower vase in the corner.</text:p>
          </table:table-cell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 office:value-type="string" calcext:value-type="string">
            <text:p>A kitchen with wooden kitche nelements, black marble kitchen toop, a fridge, <text:s/>a microwave, a sink and a stove .</text:p>
          </table:table-cell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 office:value-type="string" calcext:value-type="string">
            <text:p>A dining room with a table with red four chairs, a garden with sunflowers to the left, and a sofa in the back of the room.</text:p>
          </table:table-cell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A dining table with a table in front of a shelf showcasing porcelain kitchenware.</text:p>
          </table:table-cell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A neatly organized man's closet with many suits, shoes and a chair in the middle.</text:p>
          </table:table-cell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A bathroom with a toilet and a sink to the left.</text:p>
          </table:table-cell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An empty room with a wooden desk with an an Apple monitor on top of it.</text:p>
          </table:table-cell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A living room with a sofa, a tiny tv and blue walls.</text:p>
          </table:table-cell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 living room with a beige couch with many pillows, a vase of tulips and a book on the glass table in front of it and yellow walls in the background.</text:p>
          </table:table-cell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 office:value-type="string" calcext:value-type="string">
            <text:p>A living room with a black sofa, a table with a canle in front of it and access to a french balcony.</text:p>
          </table:table-cell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 bathroom with a toilet and a garbage can next to it.</text:p>
          </table:table-cell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 office:value-type="string" calcext:value-type="string">
            <text:p>A kitchen with a stove and a yellow wall above it.</text:p>
          </table:table-cell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 office:value-type="string" calcext:value-type="string">
            <text:p>A pantry with a lot of shelves filled with jars, bottles and groceries.</text:p>
          </table:table-cell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A moden kitchen with a walk in shower cubicle, a sink, a toilet and a large mirror spanning across the wall.</text:p>
          </table:table-cell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 office:value-type="string" calcext:value-type="string">
            <text:p>A staircase in front of a door with wooden and ornamented glass elements.</text:p>
          </table:table-cell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 office:value-type="string" calcext:value-type="string">
            <text:p>A cozy living room with dim light, a sofa, a fireplace and a carpet.</text:p>
          </table:table-cell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A wine cellar with many large wooden barrels.</text:p>
          </table:table-cell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A bedroom with a bed with red bed sheets and two pillows with green pillowcases with a yellow wall in the background.</text:p>
          </table:table-cell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 office:value-type="string" calcext:value-type="string">
            <text:p>A living room with two sofas and a small television.</text:p>
          </table:table-cell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A bathroom with a sink and a mirror above it.</text:p>
          </table:table-cell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An empty kitchen with exposed brick, a wooden kitchen island, and a metal stove and an oven.</text:p>
          </table:table-cell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A room with dining tables, chandeliers and floors covered in red carpet.</text:p>
          </table:table-cell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 living room with two green sofas, another yellowish sofa, a fireplace and a window.</text:p>
          </table:table-cell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A bedroom with a bed, four lamps and a red sofa chair.</text:p>
          </table:table-cell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An open living room with wooden furniture in white and earthy tones with a body of water in the background.</text:p>
          </table:table-cell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A bathroom with a shower, bath tub and two sinks.</text:p>
          </table:table-cell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 office:value-type="string" calcext:value-type="string">
            <text:p>A kitchen with white cabinets, baskets filled with fruits and vegatablets and a shopping bag filled with groceries sitting on top of the counter next to the sink.</text:p>
          </table:table-cell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A baroque looking room with crystal chandelliers, everything covered in ornaments and many paintings.</text:p>
          </table:table-cell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A dining room with a table and four chairs with patternet covers, a painting to the left, a plant to the right and windows in the back.</text:p>
          </table:table-cell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 office:value-type="string" calcext:value-type="string">
            <text:p>A large room consisting of a kitchen that's connected to a dining room , with tiled floors and a fluffy carpet.</text:p>
          </table:table-cell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A bathroom with a toilet and a sink with blue tiles and walls.</text:p>
          </table:table-cell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A dining room with a table for six with a big fan hung on the wall behind the table.</text:p>
          </table:table-cell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 office:value-type="string" calcext:value-type="string">
            <text:p>A desk with two monitors, a computer keyboard and a wireless computer mouse.</text:p>
          </table:table-cell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A bathroom with a sink, toilet and a shower.</text:p>
          </table:table-cell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A living room with exposed bricks, blue leather furniture, a flat screen TV and a fireplace.</text:p>
          </table:table-cell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A dining room with a dining table and two chairs and structural elements painted in a muted lime green hue.</text:p>
          </table:table-cell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 office:value-type="string" calcext:value-type="string">
            <text:p>A wine cellar with a lot of wine bottles and a barrel to the right side.</text:p>
          </table:table-cell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 office:value-type="string" calcext:value-type="string">
            <text:p>A kitchen with many windows and wooden kitchen elements with two sinks.</text:p>
          </table:table-cell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n empty minimalistic kitchen with a stove and a sink.</text:p>
          </table:table-cell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 brightly lit bathroom tiled in marble with a bathtub, sink and white walls.</text:p>
          </table:table-cell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An empty basement with a concrete structure and exposed elements.</text:p>
          </table:table-cell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 office:value-type="string" calcext:value-type="string">
            <text:p>A game room with a table tennis table, vending machine, couches and a tv.</text:p>
          </table:table-cell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A modern looking bathroom in an attic room with black striped walls and a toilet.</text:p>
          </table:table-cell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 office:value-type="string" calcext:value-type="string">
            <text:p>A recreational room with a pool, table tennis, table football and air hockey.</text:p>
          </table:table-cell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A living room with green walls, white couch, a table with a fruit basked, books, flat screen tv and a painting.</text:p>
          </table:table-cell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A home office with wooden furniture, computer equipment and an ornamental carpet.</text:p>
          </table:table-cell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 office:value-type="string" calcext:value-type="string">
            <text:p>A poolroom with a pool and tiled floors.</text:p>
          </table:table-cell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 office:value-type="string" calcext:value-type="string">
            <text:p>A rustic looking kitchen with two logs on top of the wall, a stove, sink, microwave and hand painted gray kitchen cabinets.</text:p>
          </table:table-cell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 office:value-type="string" calcext:value-type="string">
            <text:p>An empty attic room with a window.</text:p>
          </table:table-cell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A bedroom with two beds, a tiny television and a window.</text:p>
          </table:table-cell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A public bathroom with three sinks, three mirrors and three soap dispensers.</text:p>
          </table:table-cell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A kitchen with a stove with wooden cabinets and counter tops and the walls covered in marble.</text:p>
          </table:table-cell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A bedroom with a thin metal bed and two wooden bedside tablets.</text:p>
          </table:table-cell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A bathroom with a toilet, a sink and a mirror above the sink.</text:p>
          </table:table-cell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A large expensive looking living room with leather furniture, a fire pit, a flat screen TV and an open area in the background.</text:p>
          </table:table-cell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A bathroom with a sink, a mirror and a wall painted in blue hues.</text:p>
          </table:table-cell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 office:value-type="string" calcext:value-type="string">
            <text:p>A dining room with a large wooden table with many seats.</text:p>
          </table:table-cell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 office:value-type="string" calcext:value-type="string">
            <text:p>A hotel room with a two chairs, a mirror and desk on top of which are a lamp, a notebook, a telephone.</text:p>
          </table:table-cell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 office:value-type="string" calcext:value-type="string">
            <text:p>A dining room with a table for four with a big windows in the background.</text:p>
          </table:table-cell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 dated looking room with a pull out couch, wooden furniture and a television.</text:p>
          </table:table-cell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 office:value-type="string" calcext:value-type="string">
            <text:p>A living room with red couches, a big wooden table in the middle, a large mirror on top of a fireplace and a flat sceen TV in the corner.</text:p>
          </table:table-cell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A kitchen with a fridge with stickers on it with a microwave on top of the fridge and a white door in the back.</text:p>
          </table:table-cell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 bathroom with a bath tub, a toilet and a sink.</text:p>
          </table:table-cell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An attic room that looks like a living room consisting of big white couches and many large windows.</text:p>
          </table:table-cell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A small attic room bedroom with blue sheets and a tiny window next to the bed.</text:p>
          </table:table-cell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A bedroom with white patterned sheets and a lamp on each side of the bed.</text:p>
          </table:table-cell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 office:value-type="string" calcext:value-type="string">
            <text:p>A spacious dining room with a large dining table with large bright windows in the background with a painting hung next to them.</text:p>
          </table:table-cell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A bedroom with a bed with red bedsheet with many ornaments, and a large window to the right.</text:p>
          </table:table-cell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 office:value-type="string" calcext:value-type="string">
            <text:p>A laundry room with many washing machines or dryers and a filled laundry basked on the floor.</text:p>
          </table:table-cell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 office:value-type="string" calcext:value-type="string">
            <text:p>A modern kitchen with white elements, three chairs, a fridge and a clock hung on the wall next to the window.</text:p>
          </table:table-cell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A dining room with wooden furniture, with a mirror and a flower vase in the back.</text:p>
          </table:table-cell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A bathroom with blue tiles, a sink and a mirror with two towels hanging on the wall to the left.</text:p>
          </table:table-cell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 bedroom in an attic room consisting of a bed in the background, a desk with a chair, and two green and gray looking sofas.</text:p>
          </table:table-cell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A dining room with a chandelier and a set up table with five chairs.</text:p>
          </table:table-cell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A modern looking kitchen with grey an metal cabinets, a big fridge, a pink clock to the left and a fruit basked on the kitchen counter.</text:p>
          </table:table-cell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 office:value-type="string" calcext:value-type="string">
            <text:p>A bed with silky sheets and a baldachin structure with a painting of still life hung above it.</text:p>
          </table:table-cell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 office:value-type="string" calcext:value-type="string">
            <text:p>A cozy rustic looking living room with a lot of floral patterns, textures, plants, lamps and wooden furniture.</text:p>
          </table:table-cell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A dining room with a glass table and five chairs.</text:p>
          </table:table-cell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 office:value-type="string" calcext:value-type="string">
            <text:p>A very luxurious room with an overdecorated crystal chandellier, ancient looking marble pillar in the back, an expensive looking wardrobe with many ornaments and red walls in the background,</text:p>
          </table:table-cell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A hotel room with two beds with red floral sheets and two lamps to the right side of each bed.</text:p>
          </table:table-cell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A made-up bed with a traditional-looking patterns on the bedsheets and a lamp to the left.</text:p>
          </table:table-cell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 office:value-type="string" calcext:value-type="string">
            <text:p>A tiny kitchenette without a stove or a fridge with a mahogany door in the back.</text:p>
          </table:table-cell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A tastefully decorated bright living room with a lot of white and wooden furniture.</text:p>
          </table:table-cell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A kitchen with white cabinets, a fridge and a stove.</text:p>
          </table:table-cell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A poorly lit dorm room with bunk beds and a large window.</text:p>
          </table:table-cell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 office:value-type="string" calcext:value-type="string">
            <text:p>A living room with a fireplace, many flowers, and a staircase in the background.</text:p>
          </table:table-cell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A hotel room with two beds with a flat screen TV in front of them, wooden furniture, and paintings on the wall. </text:p>
          </table:table-cell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A bright and organized closet consisting of a lot of clothes in earth tones.</text:p>
          </table:table-cell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A desk with a computer monitor, a keyboard, a chair and gaming gear.</text:p>
          </table:table-cell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A bathroom with black and white tiles and a french balcony with wooden doors.</text:p>
          </table:table-cell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25:16.66085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8T16:33:26.822710409</dc:date>
    <meta:editing-duration>PT17H41M57S</meta:editing-duration>
    <meta:editing-cycles>114</meta:editing-cycles>
    <meta:generator>LibreOffice/6.0.7.3$Linux_X86_64 LibreOffice_project/00m0$Build-3</meta:generator>
    <meta:document-statistic meta:table-count="1" meta:cell-count="2030" meta:object-count="0"/>
  </office:meta>
</office:document-meta>
</file>